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1397a" officeooo:paragraph-rsid="0011397a" style:font-size-asian="12.25pt" style:font-size-complex="14pt"/>
    </style:style>
    <style:style style:name="P2" style:family="paragraph" style:parent-style-name="Standard">
      <style:text-properties fo:font-size="14pt" officeooo:rsid="0011397a" officeooo:paragraph-rsid="001440b6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rsid="0011397a" officeooo:paragraph-rsid="001440b6" style:font-size-asian="12.25pt" style:font-size-complex="14pt"/>
    </style:style>
    <style:style style:name="P4" style:family="paragraph" style:parent-style-name="Standard">
      <style:text-properties fo:font-size="14pt" officeooo:rsid="001440b6" officeooo:paragraph-rsid="001440b6" style:font-size-asian="12.25pt" style:font-size-complex="14pt"/>
    </style:style>
    <style:style style:name="P5" style:family="paragraph" style:parent-style-name="Standard">
      <style:text-properties fo:font-size="14pt" officeooo:rsid="001440b6" officeooo:paragraph-rsid="0014e202" style:font-size-asian="12.25pt" style:font-size-complex="14pt"/>
    </style:style>
    <style:style style:name="P6" style:family="paragraph" style:parent-style-name="Standard">
      <style:text-properties fo:font-size="14pt" officeooo:rsid="001440b6" officeooo:paragraph-rsid="001574f4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440b6" officeooo:paragraph-rsid="0019c96a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440b6" officeooo:paragraph-rsid="001c9bbb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440b6" officeooo:paragraph-rsid="0020a65d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440b6" officeooo:paragraph-rsid="00229061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440b6" officeooo:paragraph-rsid="002298a9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440b6" officeooo:paragraph-rsid="0023af8e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440b6" officeooo:paragraph-rsid="002637dc" style:font-size-asian="12.25pt" style:font-size-complex="14pt"/>
    </style:style>
    <style:style style:name="P14" style:family="paragraph" style:parent-style-name="Standard">
      <style:text-properties fo:font-size="14pt" officeooo:rsid="001440b6" officeooo:paragraph-rsid="001d1c81" style:font-size-asian="12.25pt" style:font-size-complex="14pt"/>
    </style:style>
    <style:style style:name="P15" style:family="paragraph" style:parent-style-name="Standard">
      <style:text-properties fo:font-size="14pt" officeooo:rsid="0014e202" officeooo:paragraph-rsid="0014e202" style:font-size-asian="12.25pt" style:font-size-complex="14pt"/>
    </style:style>
    <style:style style:name="P16" style:family="paragraph" style:parent-style-name="Standard">
      <style:text-properties fo:font-size="14pt" officeooo:rsid="0014e202" officeooo:paragraph-rsid="001574f4" style:font-size-asian="12.25pt" style:font-size-complex="14pt"/>
    </style:style>
    <style:style style:name="P17" style:family="paragraph" style:parent-style-name="Standard">
      <style:text-properties fo:font-size="14pt" officeooo:rsid="001574f4" officeooo:paragraph-rsid="001574f4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acca5" officeooo:paragraph-rsid="001acca5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440b6" officeooo:paragraph-rsid="00165208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1440b6" officeooo:paragraph-rsid="00165208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1440b6" officeooo:paragraph-rsid="0011397a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bold" officeooo:rsid="0011397a" officeooo:paragraph-rsid="001440b6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2298a9"/>
    </style:style>
    <style:style style:name="P24" style:family="paragraph" style:parent-style-name="Standard">
      <style:paragraph-properties fo:text-align="start" style:justify-single-word="false"/>
      <style:text-properties officeooo:paragraph-rsid="0027ea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ca5" style:font-weight-asian="bold" style:font-weight-complex="bold"/>
    </style:style>
    <style:style style:name="T3" style:family="text">
      <style:text-properties fo:font-weight="bold" officeooo:rsid="001c9bbb" style:font-weight-asian="bold" style:font-weight-complex="bold"/>
    </style:style>
    <style:style style:name="T4" style:family="text">
      <style:text-properties fo:font-weight="bold" officeooo:rsid="00128ca2" style:font-weight-asian="bold" style:font-weight-complex="bold"/>
    </style:style>
    <style:style style:name="T5" style:family="text">
      <style:text-properties officeooo:rsid="00128ca2"/>
    </style:style>
    <style:style style:name="T6" style:family="text">
      <style:text-properties officeooo:rsid="001440b6"/>
    </style:style>
    <style:style style:name="T7" style:family="text">
      <style:text-properties officeooo:rsid="0014e202"/>
    </style:style>
    <style:style style:name="T8" style:family="text">
      <style:text-properties officeooo:rsid="001574f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5208" style:font-weight-asian="normal" style:font-weight-complex="normal"/>
    </style:style>
    <style:style style:name="T11" style:family="text">
      <style:text-properties fo:font-weight="normal" officeooo:rsid="0017f9a9" style:font-weight-asian="normal" style:font-weight-complex="normal"/>
    </style:style>
    <style:style style:name="T12" style:family="text">
      <style:text-properties fo:font-weight="normal" officeooo:rsid="001c9bbb" style:font-weight-asian="normal" style:font-weight-complex="normal"/>
    </style:style>
    <style:style style:name="T13" style:family="text">
      <style:text-properties fo:font-weight="normal" officeooo:rsid="001d1c81" style:font-weight-asian="normal" style:font-weight-complex="normal"/>
    </style:style>
    <style:style style:name="T14" style:family="text">
      <style:text-properties fo:font-weight="normal" officeooo:rsid="002637dc" style:font-weight-asian="normal" style:font-weight-complex="normal"/>
    </style:style>
    <style:style style:name="T15" style:family="text">
      <style:text-properties fo:font-weight="normal" officeooo:rsid="0028e7ec" style:font-weight-asian="normal" style:font-weight-complex="normal"/>
    </style:style>
    <style:style style:name="T16" style:family="text">
      <style:text-properties officeooo:rsid="0019c96a"/>
    </style:style>
    <style:style style:name="T17" style:family="text">
      <style:text-properties officeooo:rsid="001acca5"/>
    </style:style>
    <style:style style:name="T18" style:family="text">
      <style:text-properties officeooo:rsid="001c9bbb"/>
    </style:style>
    <style:style style:name="T19" style:family="text">
      <style:text-properties officeooo:rsid="001d1c81"/>
    </style:style>
    <style:style style:name="T20" style:family="text">
      <style:text-properties officeooo:rsid="001ecee3"/>
    </style:style>
    <style:style style:name="T21" style:family="text">
      <style:text-properties officeooo:rsid="0020a65d"/>
    </style:style>
    <style:style style:name="T22" style:family="text">
      <style:text-properties fo:font-size="14pt" officeooo:rsid="001440b6" style:font-size-asian="12.25pt" style:font-size-complex="14pt"/>
    </style:style>
    <style:style style:name="T23" style:family="text">
      <style:text-properties fo:font-size="14pt" officeooo:rsid="002298a9" style:font-size-asian="12.25pt" style:font-size-complex="14pt"/>
    </style:style>
    <style:style style:name="T24" style:family="text">
      <style:text-properties fo:font-size="14pt" officeooo:rsid="0023af8e" style:font-size-asian="12.25pt" style:font-size-complex="14pt"/>
    </style:style>
    <style:style style:name="T25" style:family="text">
      <style:text-properties fo:font-size="14pt" officeooo:rsid="0019c96a" style:font-size-asian="12.25pt" style:font-size-complex="14pt"/>
    </style:style>
    <style:style style:name="T26" style:family="text">
      <style:text-properties fo:font-size="14pt" officeooo:rsid="001a637b" style:font-size-asian="12.25pt" style:font-size-complex="14pt"/>
    </style:style>
    <style:style style:name="T27" style:family="text">
      <style:text-properties fo:font-size="14pt" officeooo:rsid="001acca5" style:font-size-asian="12.25pt" style:font-size-complex="14pt"/>
    </style:style>
    <style:style style:name="T28" style:family="text">
      <style:text-properties fo:font-size="14pt" officeooo:rsid="001c9bbb" style:font-size-asian="12.25pt" style:font-size-complex="14pt"/>
    </style:style>
    <style:style style:name="T29" style:family="text">
      <style:text-properties fo:font-size="14pt" officeooo:rsid="0027eadd" style:font-size-asian="12.25pt" style:font-size-complex="14pt"/>
    </style:style>
    <style:style style:name="T30" style:family="text">
      <style:text-properties fo:font-size="14pt" fo:font-weight="bold" officeooo:rsid="0027eadd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19c96a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1a637b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28e7ec" style:font-size-asian="14pt" style:font-weight-asian="bold" style:font-size-complex="14pt" style:font-weight-complex="bold"/>
    </style:style>
    <style:style style:name="T34" style:family="text">
      <style:text-properties fo:font-size="14pt" officeooo:rsid="0019c96a" style:font-size-asian="14pt" style:font-size-complex="14pt"/>
    </style:style>
    <style:style style:name="T35" style:family="text">
      <style:text-properties fo:font-size="14pt" officeooo:rsid="001a637b" style:font-size-asian="14pt" style:font-size-complex="14pt"/>
    </style:style>
    <style:style style:name="T36" style:family="text">
      <style:text-properties fo:font-size="14pt" officeooo:rsid="0027eadd" style:font-size-asian="14pt" style:font-size-complex="14pt"/>
    </style:style>
    <style:style style:name="T37" style:family="text">
      <style:text-properties fo:font-size="14pt" fo:font-weight="normal" officeooo:rsid="0027eadd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019c96a" style:font-size-asian="14pt" style:font-weight-asian="normal" style:font-size-complex="14pt" style:font-weight-complex="normal"/>
    </style:style>
    <style:style style:name="T39" style:family="text">
      <style:text-properties officeooo:rsid="00229061"/>
    </style:style>
    <style:style style:name="T40" style:family="text">
      <style:text-properties officeooo:rsid="002298a9"/>
    </style:style>
    <style:style style:name="T41" style:family="text">
      <style:text-properties officeooo:rsid="0023af8e"/>
    </style:style>
    <style:style style:name="T42" style:family="text">
      <style:text-properties officeooo:rsid="002637dc"/>
    </style:style>
    <style:style style:name="T43" style:family="text">
      <style:text-properties officeooo:rsid="0028b4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<text:span text:style-name="T1">solation des mur autour du radiateurs et derrières les radiateurs :</text:span></text:p>
      <text:p text:style-name="P21"/>
      <text:p text:style-name="P22">nous avons <text:span text:style-name="T16">5</text:span> possibilités .</text:p>
      <text:p text:style-name="P3"><text:s text:c="2"/></text:p>
      <text:p text:style-name="P1">1) <text:s/><text:span text:style-name="T4">version normale</text:span><text:span text:style-name="T5"> , cloison avec isolation repartie </text:span><text:span text:style-name="T6">( 45+ 100 ou 120 )</text:span></text:p>
      <text:p text:style-name="P1"><text:s text:c="5"/><text:span text:style-name="T6">avec le radiateur qui dépasse de la cloison.</text:span></text:p>
      <text:p text:style-name="P1"><text:s text:c="5"/><text:span text:style-name="T6">Le placo viendra sur toute la hauteur et cachera le caisson du store</text:span></text:p>
      <text:p text:style-name="P2"><text:s text:c="5"/><text:span text:style-name="T6">qui sera remplie aussi d isolation fibre de bois.</text:span></text:p>
      <text:p text:style-name="P2"><text:s text:c="5"/><text:span text:style-name="T7">Du fait, la cloison est techniquement simple a réaliser.</text:span></text:p>
      <text:p text:style-name="P4"><text:s/></text:p>
      <text:p text:style-name="P4">2) <text:span text:style-name="T1">version plus esthétique</text:span>, le radiateur est <text:span text:style-name="T7">encastré</text:span> dans <text:span text:style-name="T7">l’épaisseur</text:span> de la cloison.</text:p>
      <text:p text:style-name="P5"><text:s text:c="5"/><text:span text:style-name="T7">Toutefois, suivant l’épaisseur du radiateur il faudra vérifier ce qui restera </text:span></text:p>
      <text:p text:style-name="P15"><text:s text:c="6"/>de cm disponible pour installer de l’isolation derrières le radiateur ?</text:p>
      <text:p text:style-name="P6"><text:s text:c="5"/><text:span text:style-name="T7">Du fait, la cloison est techniquement p</text:span><text:span text:style-name="T8">lus compliqué</text:span><text:span text:style-name="T7"> a réaliser.</text:span></text:p>
      <text:p text:style-name="P14"><text:s text:c="5"/><text:span text:style-name="T19">Dans cette version,</text:span> <text:span text:style-name="T19">n</text:span><text:span text:style-name="T18">ous pouvons </text:span><text:span text:style-name="T19">en plus , </text:span><text:span text:style-name="T18"><text:s/></text:span><text:span text:style-name="T3">dissimuler de radiateur </text:span><text:span text:style-name="T12">derrière un</text:span></text:p>
      <text:p text:style-name="P14"><text:span text:style-name="T12"><text:s text:c="5"/>panneau </text:span><text:span text:style-name="T13">décoratif </text:span><text:span text:style-name="T12"><text:s/>aimanter ou </text:span><text:span text:style-name="T13">en bois ou autres...</text:span></text:p>
      <text:p text:style-name="P5"/>
      <text:p text:style-name="P15">3 ) <text:span text:style-name="T1">version eco rapide</text:span> et <text:span text:style-name="T8">simple</text:span>, on laisse le radiateur a sa place et on glisse derrière </text:p>
      <text:p text:style-name="P15"><text:s text:c="5"/>un isolant mince en panneau <text:span text:style-name="T8">fléchissant :</text:span></text:p>
      <text:p text:style-name="P16"><text:s text:c="5"/>Du fait, la cloison est techniquement simple a réaliser.</text:p>
      <text:p text:style-name="P16"><text:span text:style-name="T6"><text:s/></text:span>- <text:span text:style-name="T8">tesa moll</text:span></text:p>
      <text:p text:style-name="P17">- confortex 100x70cm (16euro)</text:p>
      <text:p text:style-name="P17">- GO NOMA REFLEX ROLL PLUS auto collant rouleau de 50x 500cm (25euro)</text:p>
      <text:p text:style-name="P17">- leroy merlin auto collant (22euro)</text:p>
      <text:p text:style-name="P17">- c discount 70x100 (13 euros)</text:p>
      <text:p text:style-name="P4"/>
      <text:p text:style-name="P24"><text:s text:c="2"/><text:span text:style-name="T16">4 )</text:span><text:span text:style-name="T34"> </text:span><text:span text:style-name="T30">version</text:span><text:span text:style-name="T31"> radiateurs </text:span><text:span text:style-name="T30">neuf </text:span><text:span text:style-name="T37">en </text:span><text:span text:style-name="T34">change</text:span><text:span text:style-name="T36">nt les radiateurs </text:span><text:span text:style-name="T35">actuels </text:span><text:span text:style-name="T34">par des </text:span></text:p>
      <text:p text:style-name="P24"><text:span text:style-name="T31"><text:s text:c="7"/></text:span><text:span text:style-name="T38">radiateurs moins épais</text:span><text:span text:style-name="T31"> </text:span><text:span text:style-name="T32">( </text:span><text:span text:style-name="T33">5,5</text:span><text:span text:style-name="T31"> cm </text:span><text:span text:style-name="T32">)</text:span><text:span text:style-name="T31"> </text:span><text:span text:style-name="T25">de la marque <text:s/>ACOVA <text:s/></text:span><text:span text:style-name="T27">modèle</text:span><text:span text:style-name="T25"> <text:s/>PLANEA . </text:span></text:p>
      <text:p text:style-name="P24"><text:span text:style-name="T25"><text:s text:c="7"/>De plus, le fait de renforce</text:span><text:span text:style-name="T29">r </text:span><text:span text:style-name="T28">l’</text:span><text:span text:style-name="T25">isolation nous <text:s/></text:span><text:span text:style-name="T26">permet</text:span><text:span text:style-name="T25"> de pouvoir installer le</text:span></text:p>
      <text:p text:style-name="P24"><text:span text:style-name="T25"><text:s text:c="7"/>radiateur ailleurs que sous la </text:span><text:span text:style-name="T27">fenêtre </text:span><text:span text:style-name="T26">et en position vertical. </text:span></text:p>
      <text:p text:style-name="P18"><text:s text:c="9"/>Pour la chambre 1 <text:s/>nous avons besoin d’un radiateur de 500 watts .</text:p>
      <text:p text:style-name="P18"><text:s text:c="9"/>Pour la chambre 2 <text:s/>nous avons besoin d’un radiateur de 600 watts. </text:p>
      <text:p text:style-name="P7"><text:s text:c="129"/></text:p>
      <text:p text:style-name="P8"><text:s text:c="2"/><text:span text:style-name="T17">5 ) </text:span><text:span text:style-name="T2">Système du mur chauffant :</text:span></text:p>
      <text:p text:style-name="P8"><text:span text:style-name="T17"><text:s text:c="7"/>Nous pouvons</text:span><text:span text:style-name="T2"> supprimer </text:span><text:span text:style-name="T3">complètement</text:span><text:span text:style-name="T2"> les radiateurs.</text:span></text:p>
      <text:p text:style-name="P9"><text:span text:style-name="T17"><text:s text:c="7"/>On utilise le principe du chauffage au sol, mais </text:span><text:span text:style-name="T21">verticalement </text:span><text:span text:style-name="T17"><text:s/></text:span><text:span text:style-name="T18">derrière </text:span></text:p>
      <text:p text:style-name="P9"><text:span text:style-name="T18"><text:s text:c="7"/>l</text:span><text:span text:style-name="T21">es</text:span><text:span text:style-name="T18"> plaque</text:span><text:span text:style-name="T21">s</text:span><text:span text:style-name="T18"> de placo de la </text:span><text:span text:style-name="T17">cloisons. </text:span></text:p>
      <text:p text:style-name="P9"/>
      <text:p text:style-name="P11"><text:span text:style-name="T17"><text:s text:c="7"/>I</text:span><text:span text:style-name="T20">l existe une marque CALEOSOL qui fait des panneau</text:span><text:span text:style-name="T21">x </text:span><text:span text:style-name="T20">de 45 </text:span><text:span text:style-name="T21">mm d’épaisseur,</text:span></text:p>
      <text:p text:style-name="P10"><text:span text:style-name="T20"><text:s text:c="6"/>qui se fixe dan</text:span><text:span text:style-name="T21">s</text:span><text:span text:style-name="T20"> la cloisons, </text:span><text:span text:style-name="T21">en </text:span>fibre de bois avec déflecteur alu<text:span text:style-name="T21">minium incorp</text:span><text:span text:style-name="T20">oré</text:span><text:span text:style-name="T21"> </text:span></text:p>
      <text:p text:style-name="P10"><text:span text:style-name="T21"><text:s text:c="6"/></text:span><text:span text:style-name="T39">spécialement prévue pour</text:span><text:span text:style-name="T20"> </text:span><text:span text:style-name="T39">recevoir le tuyau multicouche. </text:span></text:p>
      <text:p text:style-name="P10"><text:s text:c="6"/><text:span text:style-name="T39">Le budget est de </text:span>4<text:span text:style-name="T39">50 euro</text:span><text:span text:style-name="T43">s</text:span><text:span text:style-name="T39"> pour la ch 1 et 650 euros pour la ch 2.</text:span> </text:p>
      <text:p text:style-name="P10"/>
      <text:p text:style-name="P11"><text:span text:style-name="T39"><text:s text:c="6"/>la chaudière a condensation actuel dedietrich est compatible avec ce système.</text:span> </text:p>
      <text:p text:style-name="P11"/>
      <text:p text:style-name="P11"><text:soft-page-break/><text:s text:c="2"/><text:span text:style-name="T40">En effet,</text:span> <text:span text:style-name="T40">m</text:span><text:span text:style-name="T39">ême mieux , la basse température d’utilisation (45 / 30 degré) donne le meilleur rendement </text:span><text:span text:style-name="T41">possible </text:span><text:span text:style-name="T39">pour le chauffage au gaz.</text:span> </text:p>
      <text:p text:style-name="P11"><text:s text:c="9"/></text:p>
      <text:p text:style-name="P11"><text:s/><text:span text:style-name="T40">Toutefois, nous avons des contraintes a prendre en compte.</text:span> </text:p>
      <text:p text:style-name="P23"><text:span text:style-name="T22">- </text:span><text:span text:style-name="T23">nous devons généraliser ce système dans toutes les pièces car il est impossible</text:span></text:p>
      <text:p text:style-name="P23"><text:span text:style-name="T23"><text:s text:c="3"/>de fonctionner avec radiateurs et mur chauffant ensemble</text:span><text:span text:style-name="T24">s</text:span><text:span text:style-name="T23">.</text:span></text:p>
      <text:p text:style-name="P11">- <text:span text:style-name="T40">la monter en température de la pièces sera moins rapide qu’avec un radiateur.</text:span></text:p>
      <text:p text:style-name="P12"><text:span text:style-name="T40"><text:s text:c="3"/>Il y une inertie et une </text:span><text:span text:style-name="T41">latence</text:span><text:span text:style-name="T40"> a </text:span><text:span text:style-name="T41">gérer.</text:span></text:p>
      <text:p text:style-name="P12"/>
      <text:p text:style-name="P12"><text:span text:style-name="T41">Je dois encore vérifier quelques points particuliers avec l’entreprise CALEOSOL. </text:span><text:span text:style-name="T40"><text:s/></text:span></text:p>
      <text:p text:style-name="P13"><text:s text:c="63"/></text:p>
      <text:p text:style-name="P13"><text:span text:style-name="T42">concernant la version 1 et 2 , </text:span><text:s/><text:span text:style-name="T9">il me manque des informations technique, </text:span><text:span text:style-name="T10">n</text:span><text:span text:style-name="T9">otamment la profondeur du caisson des stores pour valider certaines configuration</text:span><text:span text:style-name="T11">s</text:span><text:span text:style-name="T9"> </text:span><text:span text:style-name="T11">et vérifier les épaisseurs d’isolation </text:span><text:span text:style-name="T9">. </text:span><text:span text:style-name="T14">Les </text:span><text:span text:style-name="T15">grilles d’</text:span><text:span text:style-name="T14">entrées d’air neuf dans les caisson</text:span><text:span text:style-name="T15">s</text:span><text:span text:style-name="T14"> </text:span><text:span text:style-name="T15">seront a</text:span><text:span text:style-name="T14"> prolonger </text:span><text:span text:style-name="T15">jusqu’au placo</text:span><text:span text:style-name="T14">.</text:span></text:p>
      <text:p text:style-name="P20"><text:s text:c="119"/></text:p>
      <text:p text:style-name="P20">Concernent le raccordement en eau des radiateurs ainsi que leur fixation ,</text:p>
      <text:p text:style-name="P19">il n y a pas de problèmes.</text:p>
      <text:p text:style-name="P19"/>
      <text:p text:style-name="P19"/>
      <text:p text:style-name="P19"><text:s text:c="90"/></text:p>
      <text:p text:style-name="P19"><text:s text:c="4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1-08T08:26:44.889000000</meta:creation-date>
    <dc:date>2025-11-12T00:27:30.360000000</dc:date>
    <meta:editing-duration>PT2H15M1S</meta:editing-duration>
    <meta:editing-cycles>9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54" meta:word-count="517" meta:character-count="3679" meta:non-whitespace-character-count="2560"/>
  </office:meta>
</office:document-meta>
</file>